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Jan Paweł Sirwind Łukowicz urodził się 24 lipca 1886 roku w Chojnicach. Naukę swoją rozpoczął w chojnickim gimnazjum, a w 1903 roku został przyjęty w poczet <text:s/>filomatów, którzy spotykali się na tajnych spotkaniach odbywających się w mieszkaniu dr Lniskiego. O patriotycznych nastrojach tych młodych ludzi może świadczyć fakt, iż nosili oni głęboko ukryte pod ubraniem srebrne orzełki i biało - czerwone kokardy. W 1934 roku dr Łukowicz podjął starania w celu zorganizowania miesięcznika regionalnego i w ten sposób od 1 stycznia 1935 roku zaczął ukazywać się pierwszy numer nowego wydawnictwa pt. "Zabory". Zmarł 13 września 1957 roku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21T17:05:21.36</meta:creation-date>
    <dc:date>2022-11-23T17:29:56.53</dc:date>
    <meta:editing-duration>PT8M4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1" meta:word-count="97" meta:character-count="635"/>
  </office:meta>
</office:document-meta>
</file>